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ReferenceTests.equalsWithNonTypeReferenceIs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ReferenceTests.typeReferenceWithNestedInner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TypeReferenceTests.typeReferenceWithInner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ypeReferenceTests.typeReferenceWith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ypeReferenceTests.toStringUsesCanoni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ReferenceTests.equalsWithIdenticalNameIs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